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  <style:style style:name="T6" style:family="text">
      <style:text-properties style:text-line-through-style="none" style:font-name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1_2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Bar mitzvah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A preface to a discourse for 2 Bar Mitzv<text:span text:style-name="T2">á</text:span><text:span text:style-name="T3">/</text:span></text:p>
      <text:p text:style-name="P7"><text:span text:style-name="T3"/></text:p>
      <text:p text:style-name="P6"><text:span text:style-name="T3">I can imagine the spiritual joy of fathers and mothers/ in Israel, when after thirteen years of diligent training,/ they cause their sons to stand before the ark of the Lord,/ as an evidence of their fidelity to the discharge of parental/ duties. <text:s/>Could they give then utterance to their feelings,/ methinks they would thus exclaim. <text:s/>O God! <text:s/>The creatures/ over whom Thou hast appointed us natural guardians/ we have endeavoured to rear in the knowledge of Thee./ <text:s/>And now let the voluntary performance of their first/ religious </text:span><text:span text:style-name="T4">rig</text:span><text:span text:style-name="T5"> rite, deepen into their minds the lessons we/ early imparted, and be initiatory of an uninterrupted fulfilling/ of Thy sacred precepts, all the days allotted to them upon earth./ <text:s/></text:span></text:p>
      <text:p text:style-name="P6"><text:span text:style-name="T5"><text:tab/>My friends, parents of our two Bar Mitzv</text:span><text:span text:style-name="T6">á</text:span><text:span text:style-name="T5">! <text:s/>Have I represented/ your feelings correctly, or have I judged you erroneously?/ <text:s/>I have based my opinion upon the ideas which I entertain/ of the significance of the ceremony through which your young/ sons have gone in this consecrated spot. <text:s/>Let me not/ be deprived of the hope that I have rightly interpreted your/ motive. <text:s/>Let me not harbour </text:span><text:span text:style-name="T4">of</text:span><text:span text:style-name="T5"> any misgiving as/ to the source of the gratification you experience/</text:span></text:p>
      <text:p text:style-name="P6"><text:span text:style-name="T5"/></text:p>
      <text:p text:style-name="P6"><text:span text:style-name="T5">[Page 2]</text:span></text:p>
      <text:p text:style-name="P6"><text:span text:style-name="T5">For were it to spring from human vanity, then this event/ would prove fruitless, nay: it might be fraught with/ mischief, because your children's hearts would, like yours/ swell with vainglory, always attended with ill-effects./ <text:s/>Whereas this </text:span><text:span text:style-name="T4">day</text:span><text:span text:style-name="T5"> occurrence you celebrate, should be an incentive to/ further exertions on </text:span><text:span text:style-name="T4">your</text:span><text:span text:style-name="T5"> their part and on yours, to gain the/ approval of God, they might be </text:span><text:span text:style-name="T4">intpret</text:span><text:span text:style-name="T5"> </text:span><text:soft-page-break/><text:span text:style-name="T5">disqualified/ from imbibing religious teaching, and you be rendered/ heedless as to their future improvement in the know-/-ledge of their ancient faith./</text:span></text:p>
      <text:p text:style-name="P6"><text:span text:style-name="T5"/></text:p>
      <text:p text:style-name="P6"><text:span text:style-name="T5">The rest of the discourse was made up at the time, concluding/ with the priestly blessing enlarged upon, it being Sabbath of/ Parashat Nasso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18T15:02:12.50</meta:creation-date>
    <meta:document-statistic meta:table-count="0" meta:image-count="0" meta:object-count="0" meta:page-count="3" meta:paragraph-count="67" meta:word-count="477" meta:character-count="3160"/>
    <dc:date>2012-09-18T15:10:48.01</dc:date>
    <dc:creator>Penn Libraries</dc:creator>
    <meta:editing-duration>PT00H08M36S</meta:editing-duration>
    <meta:editing-cycles>1</meta:editing-cycles>
    <meta:generator>OpenOffice.org/3.2$Win32 OpenOffice.org_project/320m12$Build-9483</meta:generator>
  </office:meta>
</office:document-meta>
</file>